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font-name="Trebuchet MS" fo:font-weight="bold" officeooo:rsid="00361a0c" officeooo:paragraph-rsid="00361a0c" style:font-weight-asian="bold" style:font-weight-complex="bold"/>
    </style:style>
    <style:style style:name="P4" style:family="paragraph" style:parent-style-name="Standard">
      <style:text-properties style:font-name="Trebuchet MS" officeooo:rsid="001c14f1" officeooo:paragraph-rsid="001e94ec"/>
    </style:style>
    <style:style style:name="P5" style:family="paragraph" style:parent-style-name="Standard">
      <style:text-properties style:font-name="Trebuchet MS" officeooo:rsid="001c14f1" officeooo:paragraph-rsid="0027594b"/>
    </style:style>
    <style:style style:name="P6" style:family="paragraph" style:parent-style-name="Standard">
      <style:text-properties style:font-name="Trebuchet MS" officeooo:rsid="001b288e" officeooo:paragraph-rsid="001b288e"/>
    </style:style>
    <style:style style:name="P7" style:family="paragraph" style:parent-style-name="Standard">
      <style:text-properties style:font-name="Trebuchet MS" officeooo:rsid="0024a9f4" officeooo:paragraph-rsid="002603f5"/>
    </style:style>
    <style:style style:name="P8" style:family="paragraph" style:parent-style-name="Standard">
      <style:text-properties style:font-name="Trebuchet MS" officeooo:paragraph-rsid="00214de3"/>
    </style:style>
    <style:style style:name="P9" style:family="paragraph" style:parent-style-name="Standard">
      <style:text-properties style:font-name="Trebuchet MS" officeooo:paragraph-rsid="001c14f1"/>
    </style:style>
    <style:style style:name="P10" style:family="paragraph" style:parent-style-name="Standard">
      <style:text-properties style:font-name="Trebuchet MS" officeooo:rsid="001c14f1" officeooo:paragraph-rsid="001c14f1"/>
    </style:style>
    <style:style style:name="P11" style:family="paragraph" style:parent-style-name="Standard">
      <style:text-properties style:font-name="Trebuchet MS" officeooo:paragraph-rsid="0030aed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1e94ec" style:font-weight-asian="bold" style:font-weight-complex="bold"/>
    </style:style>
    <style:style style:name="T3" style:family="text">
      <style:text-properties officeooo:rsid="001e94ec"/>
    </style:style>
    <style:style style:name="T4" style:family="text">
      <style:text-properties officeooo:rsid="001b288e"/>
    </style:style>
    <style:style style:name="T5" style:family="text">
      <style:text-properties officeooo:rsid="0027594b"/>
    </style:style>
    <style:style style:name="T6" style:family="text">
      <style:text-properties officeooo:rsid="0028fc0d"/>
    </style:style>
    <style:style style:name="T7" style:family="text">
      <style:text-properties fo:font-weight="normal" officeooo:rsid="001e94e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fbd07"/>
    </style:style>
    <style:style style:name="T10" style:family="text">
      <style:text-properties officeooo:rsid="001f880e"/>
    </style:style>
    <style:style style:name="T11" style:family="text">
      <style:text-properties officeooo:rsid="002a9b1f"/>
    </style:style>
    <style:style style:name="T12" style:family="text">
      <style:text-properties officeooo:rsid="002b5faa"/>
    </style:style>
    <style:style style:name="T13" style:family="text">
      <style:text-properties officeooo:rsid="002e9a32"/>
    </style:style>
    <style:style style:name="T14" style:family="text">
      <style:text-properties officeooo:rsid="00328469"/>
    </style:style>
    <style:style style:name="T15" style:family="text">
      <style:text-properties officeooo:rsid="001c14f1"/>
    </style:style>
    <style:style style:name="T16" style:family="text">
      <style:text-properties officeooo:rsid="0030a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co de Dados:</text:p>
      <text:p text:style-name="P1"/>
      <text:p text:style-name="P2">v1 --&gt; Iniciado a criação do banco de dados</text:p>
      <text:p text:style-name="P2">v2 --&gt; Tabelas de: endereço, posto de saúde, profissional</text:p>
      <text:p text:style-name="P2">v3 --&gt; Tabelas de: users, registro atividades e cbo</text:p>
      <text:p text:style-name="P2">v4 --&gt; Tabela Logs</text:p>
      <text:p text:style-name="P2"/>
      <text:p text:style-name="P2"/>
      <text:p text:style-name="P1">Back-End:</text:p>
      <text:p text:style-name="P2"/>
      <text:p text:style-name="P3">Versão 1 – <text:span text:style-name="T1">API em Node.js para Controle de Cadastro.</text:span></text:p>
      <text:p text:style-name="P2"/>
      <text:p text:style-name="P2"/>
      <text:p text:style-name="P1">Front-End:</text:p>
      <text:p text:style-name="P1"/>
      <text:p text:style-name="P4"><text:span text:style-name="T2">Versão 1</text:span><text:span text:style-name="T3"> → </text:span><text:span text:style-name="T4">Framework próprio baseado em HTML PURO</text:span></text:p>
      <text:p text:style-name="P4"/>
      <text:p text:style-name="P5"><text:span text:style-name="T2">Versão 2</text:span><text:span text:style-name="T3"> → </text:span>HTML PURO <text:span text:style-name="T5">com migração de Framework próprio, </text:span><text:span text:style-name="T6">pra</text:span><text:span text:style-name="T5"> </text:span><text:span text:style-name="T3">Tailwind</text:span></text:p>
      <text:p text:style-name="P6"/>
      <text:p text:style-name="P7"><text:span text:style-name="T3"><text:tab/></text:span><text:span text:style-name="T7">→</text:span><text:span text:style-name="T3"> </text:span>Alteração do nome do projeto, de <text:span text:style-name="T8">PEP VivaSaude</text:span> para <text:span text:style-name="T8">VyaSaúde</text:span></text:p>
      <text:p text:style-name="P6"/>
      <text:p text:style-name="P4"><text:span text:style-name="T2">Versão 3</text:span><text:span text:style-name="T3"> → </text:span>HTML PURO com Bootstrap</text:p>
      <text:p text:style-name="P8"><text:span text:style-name="T9"><text:tab/>3.1 (</text:span><text:span text:style-name="T4">v</text:span>1<text:span text:style-name="T9">)</text:span> <text:span text:style-name="T3">→</text:span> <text:span text:style-name="T10">Migração de Framework próprio para o Bootstrap</text:span><text:span text:style-name="T4">.</text:span></text:p>
      <text:p text:style-name="P8"><text:span text:style-name="T9"><text:tab/>3.2 (</text:span>v2<text:span text:style-name="T9">)</text:span> <text:span text:style-name="T3">→</text:span> <text:span text:style-name="T11">Pequenos testes e ajustes de estilização.</text:span></text:p>
      <text:p text:style-name="P8"><text:span text:style-name="T9"><text:tab/>3.3 (</text:span>v3<text:span text:style-name="T9">)</text:span> <text:span text:style-name="T3">→</text:span> <text:span text:style-name="T11">Adicionado ambiente de visualização </text:span><text:span text:style-name="T12">dos</text:span><text:span text:style-name="T11"> usuários Paciente e Agente.</text:span></text:p>
      <text:p text:style-name="P9"/>
      <text:p text:style-name="P10"><text:span text:style-name="T2">Versão 4 </text:span><text:span text:style-name="T3">→ </text:span>React + Vite com React Bootstrap</text:p>
      <text:p text:style-name="P11"><text:span text:style-name="T13"><text:tab/>4.</text:span><text:span text:style-name="T14">0</text:span><text:span text:style-name="T13"> (</text:span>v<text:span text:style-name="T13">4)</text:span> <text:span text:style-name="T3">→</text:span> <text:span text:style-name="T15">Migração para o React + Vite visando melhor componentização e organização do projeto. </text:span><text:span text:style-name="T16">Criação da estrutura do projeto.<text:line-break/><text:tab/>4.</text:span><text:span text:style-name="T14">1</text:span><text:span text:style-name="T16"> </text:span><text:span text:style-name="T3">→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19:34:26.643847000</meta:creation-date>
    <dc:date>2025-08-29T20:48:15.741555700</dc:date>
    <meta:editing-duration>PT30M57S</meta:editing-duration>
    <meta:editing-cycles>2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7" meta:word-count="151" meta:character-count="841" meta:non-whitespace-character-count="703"/>
  </office:meta>
</office:document-meta>
</file>